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fill="solid" draw:fill-color="#666666" draw:textarea-horizontal-align="center" draw:textarea-vertical-align="middle"/>
    </style:style>
    <style:style style:name="gr3" style:family="graphic">
      <style:graphic-properties svg:stroke-width="0.1cm" svg:stroke-color="#ff420e" draw:marker-start="Linienspitzen_20_1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00458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05cm" svg:stroke-color="#23ff23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t1" table:style-name="ta1">
        <table:shapes>
          <draw:custom-shape draw:z-index="0" draw:style-name="gr1" svg:width="1.173cm" svg:height="3.974cm" draw:transform="rotate (-0.296705972839036) translate (8.044cm 2.819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rect draw:z-index="1" draw:style-name="gr2" draw:text-style-name="P1" svg:width="6.324cm" svg:height="7.29cm" svg:x="9.375cm" svg:y="1.048cm">
            <text:p/>
          </draw:rect>
          <draw:line draw:z-index="2" draw:style-name="gr3" draw:text-style-name="P1" svg:x1="8.009cm" svg:y1="2.685cm" svg:x2="6.775cm" svg:y2="6.639cm">
            <text:p/>
          </draw:line>
          <draw:line draw:z-index="3" draw:style-name="gr4" draw:text-style-name="P1" svg:x1="8.042cm" svg:y1="2.801cm" svg:x2="9.406cm" svg:y2="3.188cm">
            <text:p/>
          </draw:line>
          <draw:line draw:z-index="4" draw:style-name="gr4" draw:text-style-name="P1" svg:x1="6.84cm" svg:y1="6.657cm" svg:x2="9.374cm" svg:y2="7.381cm">
            <text:p/>
          </draw:line>
          <draw:line draw:z-index="5" draw:style-name="gr5" draw:text-style-name="P1" svg:x1="9.357cm" svg:y1="6.688cm" svg:x2="6.889cm" svg:y2="6.639cm">
            <text:p/>
          </draw:line>
          <draw:line draw:z-index="6" draw:style-name="gr5" draw:text-style-name="P1" svg:x1="9.341cm" svg:y1="2.736cm" svg:x2="8.008cm" svg:y2="2.721cm">
            <text:p/>
          </draw:lin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WahrerAbstand = cos alph * gemessen</text:p>
          </table:table-cell>
        </table:table-row>
        <table:table-row table:style-name="ro1">
          <table:table-cell table:style-name="ce1" office:value-type="string" calcext:value-type="string">
            <text:p>alpha = atan( Abstandsdiff / Fahrtlaenge 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ypothenu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urze Kathete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Winkel</text:p>
          </table:table-cell>
        </table:table-row>
        <table:table-row table:style-name="ro1">
          <table:table-cell table:formula="of:=ASIN([.A7] / [.A5]) * 180 / PI()" office:value-type="float" office:value="-14.4775121859299" calcext:value-type="float">
            <text:p>-14.4775121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2:20:26.072042000</meta:creation-date>
    <dc:date>2014-06-27T12:26:24.949890000</dc:date>
    <meta:editing-duration>PT49S</meta:editing-duration>
    <meta:editing-cycles>2</meta:editing-cycles>
    <meta:generator>LibreOffice/4.2.4.2$MacOSX_x86 LibreOffice_project/63150712c6d317d27ce2db16eb94c2f3d7b699f8</meta:generator>
    <meta:document-statistic meta:table-count="1" meta:cell-count="8" meta:object-count="7"/>
  </office:meta>
</office:document-meta>
</file>